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00000002005B17109F1254B59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bf0041" draw:textarea-horizontal-align="center" draw:textarea-vertical-align="middle"/>
    </style:style>
    <style:style style:name="gr2" style:family="graphic" style:parent-style-name="standard">
      <style:graphic-properties draw:stroke="none" draw:fill="bitmap" draw:fill-color="#cf9f72" draw:fill-image-name="Coffee_20_Beans" draw:textarea-horizontal-align="justify" draw:textarea-vertical-align="middle" draw:auto-grow-height="false" fo:min-height="0.104cm" fo:min-width="0cm"/>
    </style:style>
    <style:style style:name="P1" style:family="paragraph">
      <loext:graphic-properties draw:fill="solid" draw:fill-color="#bf0041"/>
      <style:paragraph-properties fo:text-align="center"/>
    </style:style>
    <style:style style:name="P2" style:family="paragraph">
      <loext:graphic-properties draw:fill="bitmap" draw:fill-color="#cf9f72" draw:fill-image-name="Coffee_20_Bean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58cm" svg:height="3.695cm" draw:transform="rotate (1.5707963267949) translate (0.770388649750458cm 3.39206341273934cm)" svg:viewBox="0 0 1359 3696" svg:d="M14 670c-9 49-14 101-14 155 0 793 0 1586 0 2379 0 32 18 62 48 74 105 44 176 133 176 238 0 39 0 78 0 116 0 35 29 64 64 64 334 0 667 0 1001 0 38 0 70-31 70-69 0-987 0-1973 0-2959 0-81-14-158-40-231-118-327-478-506-813-412-331 93-463 488-492 645z">
            <text:p/>
          </draw:path>
          <draw:path draw:style-name="gr1" draw:text-style-name="P1" draw:layer="layout" svg:width="0.882cm" svg:height="3.576cm" draw:transform="rotate (1.5707963267949) translate (0.751931096035541cm 5.73470405691112cm)" svg:viewBox="0 0 883 3577" svg:d="M554 3396c0-883 0-1765 0-2648 0-279 124-528 319-698 20-17 9-49-18-49-61 0-123 0-184 0-188-10-330 33-434 131-219 208-237 625-237 999 0 800 0 1599 0 2398 0 26 21 48 48 48 150 0 299 0 449 0 31 0 56-25 56-57 0-41 1-83 1-124z">
            <text:p/>
          </draw:path>
          <draw:path draw:style-name="gr1" draw:text-style-name="P1" draw:layer="layout" svg:width="1.831cm" svg:height="2.112cm" draw:transform="rotate (1.5707963267949) translate (0.665355338926803cm 5.03081203237124cm)" svg:viewBox="0 0 1832 2113" svg:d="M165 335c-32 43-60 89-83 138-53 109-82 232-82 362 0 420 0 840 0 1260 33-13 62-33 87-57 50-48 81-114 81-189 0-194 0-388 0-581 0-115 88-214 202-218 118-3 215 91 215 209 0 113 0 226 0 340 0 93 76 169 169 169 29 0 56-8 80-22 52-28 88-83 88-147 0-43 0-85 0-127 0-55 37-101 88-117 11-3 22-5 34-5 68 0 123 55 123 122 0 149 0 298 0 448 0 80 48 148 117 178 23 9 48 15 75 15 4 0 8-1 12-1 11-1 21-2 30-4 21-5 40-13 58-23 11-7 21-14 30-23 0-378 0-755 0-1132 0-15 0-29 1-43 0-2 0-4 0-5 1-13 2-26 3-38 0-2 0-4 0-6 2-13 3-25 5-37 0-4 1-8 1-12 2-10 4-20 6-31 1-10 3-20 6-31 0-3 1-6 2-9 2-8 3-16 5-24 1-5 2-9 4-14 1-7 3-15 5-23 2-5 3-10 5-15 2-7 4-15 6-23 2-5 4-11 5-16 3-8 6-17 8-25 2-5 4-10 6-16 3-9 6-18 10-27 2-5 3-10 5-15 5-13 11-26 17-39 0-1 0-2 1-3 6-14 13-28 20-43 2-4 4-9 6-13 5-10 11-20 16-30 3-5 6-10 9-16 5-9 10-17 16-26 3-6 7-12 11-17 5-9 11-17 17-26 4-5 7-11 11-16 7-9 13-17 20-26 4-5 8-10 12-15 8-9 16-18 24-27 3-4 7-8 11-12 12-13 24-25 37-37s22-26 27-41c10-30 5-63-13-89-17-26-46-44-83-44-10 0-20 0-29 0-290 0-579 0-868 0-49 0-98 5-145 13-8 1-15 3-23 4-27 6-54 13-80 21-8 2-15 5-23 7-18 7-36 13-54 21-23 10-46 21-68 33-26 13-50 28-73 44-34 22-65 47-95 74-40 36-76 76-108 118z">
            <text:p/>
          </draw:path>
          <draw:path draw:style-name="gr1" draw:text-style-name="P1" draw:layer="layout" svg:width="4.711cm" svg:height="0.832cm" draw:transform="rotate (1.5707963267949) translate (4.50312555767681cm 6.35660865813812cm)" svg:viewBox="0 0 4712 833" svg:d="M4692 211c-23-26-86-68-256-71-7 0-13-1-20-1-398 0-796 0-1194 0-59 0-118 22-159 66-4 4-9 9-14 13-42 39-97 62-158 62-179 0-358 0-536 0-80 0-157-23-227-62-2-2-4-3-7-4-29-18-57-36-85-53-19-11-38-21-58-30-62-28-129-42-197-42-132 0-264 0-395 0-43 0-83-15-115-39-3-2-6-4-9-7-4-3-11-11-18-19-13-14-32-23-51-23-170 0-339 0-509 0-29 0-59 0-88 0-6 0-13 0-19 0-21-1-44-1-68 0-164 3-393 34-477 117-22 22-31 44-30 72 0 4 0 8 0 12-1 1-1 3-2 5 1 0-1 33 34 71 46 50 178 134 551 134 236 0 472 0 708 0 46 1 435 15 504 268 0 1 0 3 1 5 6 15 69 148 455 148 406 0 812 0 1217 0 2 0 252 12 325-158 9-23 111-244 621-244 2 0 4 0 6 1 48 3 186-3 252-64 24-23 36-53 36-92 1-6 2-12 2-18-6-16 2-23-20-47z">
            <text:p/>
          </draw:path>
          <draw:path draw:style-name="gr1" draw:text-style-name="P1" draw:layer="layout" svg:width="1.581cm" svg:height="0.63cm" draw:transform="rotate (1.5707963267949) translate (3.97694133892681cm 4.98781862746327cm)" svg:viewBox="0 0 1582 631" svg:d="M0 410c0 16 13 30 29 30 88 0 175 0 263 0 40 0 80 0 120 0 100 0 199 23 288 66 20 10 40 20 59 32 10 6 19 12 29 18 1 1 2 1 3 2 18 11 35 22 53 33 14 8 29 15 43 21 29 11 59 16 89 18 4 0 7 1 10 1 7 0 13 0 20 0 78 0 156 0 235 0 29 0 58 0 87 0 1 0 2 0 4 0 38 0 76 0 114 0 25 0 50 0 76 0 4 0 8-1 11-1 26-5 48-33 49-59v-1-1c0-26 0-53 0-79 0-60 0-121 0-181 0-23-18-48-48-66-23-13-53-22-88-24-4-1-9-1-13-1-6 0-11 0-17 1-14 1-28 3-42 7-6 1-11 3-16 4-10 3-20 6-30 9-14 4-28 8-41 12-9-28-17-55-25-83-5-16-13-31-21-46-43-73-128-122-222-122-18 0-35 3-52 6-32 6-62 18-88 34-37 23-68 55-88 93 0 1-1 2-1 3-14 29-29 59-43 88-28-18-55-35-83-53-35-23-79-35-125-35-79 0-150 36-177 89-17 33-34 65-51 98-28-24-56-48-84-72-25-21-61-33-99-33-32 0-61 9-84 23-27 17-44 41-44 68 0 2 0 4 0 6 0 32 0 63 0 95z">
            <text:p/>
          </draw:path>
        </draw:g>
        <draw:custom-shape draw:style-name="gr2" draw:text-style-name="P2" draw:layer="layout" svg:width="0.5cm" svg:height="0.5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25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2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251cm" svg:y="7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path draw:style-name="gr1" draw:text-style-name="P1" draw:layer="layout" svg:width="1.358cm" svg:height="3.695cm" draw:transform="rotate (1.5707963267949) translate (0.770388649750458cm 5.96893658726066cm)" svg:viewBox="0 0 1359 3696" svg:d="M1345 670c9 49 14 101 14 155 0 793 0 1586 0 2379 0 32-18 62-48 74-105 44-176 133-176 238 0 39 0 78 0 116 0 35-29 64-64 64-334 0-667 0-1001 0-38 0-70-31-70-69 0-987 0-1973 0-2959 0-81 14-158 40-231 118-327 478-506 813-412 331 93 463 488 492 645z">
            <text:p/>
          </draw:path>
          <draw:path draw:style-name="gr1" draw:text-style-name="P1" draw:layer="layout" svg:width="0.882cm" svg:height="3.576cm" draw:transform="rotate (1.5707963267949) translate (0.751931096035541cm 3.15054711904217cm)" svg:viewBox="0 0 883 3577" svg:d="M329 3396c0-883 0-1765 0-2648 0-279-124-528-319-698-20-17-9-49 18-49 61 0 123 0 184 0 188-10 330 33 434 131 219 208 237 625 237 999 0 800 0 1599 0 2398 0 26-21 48-48 48-150 0-299 0-449 0-31 0-56-25-56-57 0-41-1-83-1-124z">
            <text:p/>
          </draw:path>
          <draw:path draw:style-name="gr1" draw:text-style-name="P1" draw:layer="layout" svg:width="1.831cm" svg:height="2.112cm" draw:transform="rotate (1.5707963267949) translate (0.665355338926803cm 4.80326462661459cm)" svg:viewBox="0 0 1832 2113" svg:d="M1667 335c32 43 60 89 83 138 53 109 82 232 82 362 0 420 0 840 0 1260-33-13-62-33-87-57-50-48-81-114-81-189 0-194 0-388 0-581 0-115-88-214-202-218-118-3-215 91-215 209 0 113 0 226 0 340 0 93-76 169-169 169-29 0-56-8-80-22-52-28-88-83-88-147 0-43 0-85 0-127 0-55-37-101-88-117-11-3-22-5-34-5-68 0-123 55-123 122 0 149 0 298 0 448 0 80-48 148-117 178-23 9-48 15-75 15-4 0-8-1-12-1-11-1-21-2-30-4-21-5-40-13-58-23-11-7-21-14-30-23 0-378 0-755 0-1132 0-15 0-29-1-43 0-2 0-4 0-5-1-13-2-26-3-38 0-2 0-4 0-6-2-13-3-25-5-37 0-4-1-8-1-12-2-10-4-20-6-31-1-10-3-20-6-31 0-3-1-6-2-9-2-8-3-16-5-24-1-5-2-9-4-14-1-7-3-15-5-23-2-5-3-10-5-15-2-7-4-15-6-23-2-5-4-11-5-16-3-8-6-17-8-25-2-5-4-10-6-16-3-9-6-18-10-27-2-5-3-10-5-15-5-13-11-26-17-39 0-1 0-2-1-3-6-14-13-28-20-43-2-4-4-9-6-13-5-10-11-20-16-30-3-5-6-10-9-16-5-9-10-17-16-26-3-6-7-12-11-17-5-9-11-17-17-26-4-5-7-11-11-16-7-9-13-17-20-26-4-5-8-10-12-15-8-9-16-18-24-27-3-4-7-8-11-12-12-13-24-25-37-37s-22-26-27-41c-10-30-5-63 13-89 17-26 46-44 83-44 10 0 20 0 29 0 290 0 579 0 868 0 49 0 98 5 145 13 8 1 15 3 23 4 27 6 54 13 80 21 8 2 15 5 23 7 18 7 36 13 54 21 23 10 46 21 68 33 26 13 50 28 73 44 34 22 65 47 95 74 40 36 76 76 108 118z">
            <text:p/>
          </draw:path>
          <draw:path draw:style-name="gr1" draw:text-style-name="P1" draw:layer="layout" svg:width="4.711cm" svg:height="0.832cm" draw:transform="rotate (1.5707963267949) translate (4.50312555767681cm 6.35739134186188cm)" svg:viewBox="0 0 4712 833" svg:d="M20 211c23-26 86-68 256-71 7 0 13-1 20-1 398 0 796 0 1194 0 59 0 118 22 159 66 4 4 9 9 14 13 42 39 97 62 158 62 179 0 358 0 536 0 80 0 157-23 227-62 2-2 4-3 7-4 29-18 57-36 85-53 19-11 38-21 58-30 62-28 129-42 197-42 132 0 264 0 395 0 43 0 83-15 115-39 3-2 6-4 9-7 4-3 11-11 18-19 13-14 32-23 51-23 170 0 339 0 509 0 29 0 59 0 88 0 6 0 13 0 19 0 21-1 44-1 68 0 164 3 393 34 477 117 22 22 31 44 30 72 0 4 0 8 0 12 1 1 1 3 2 5-1 0 1 33-34 71-46 50-178 134-551 134-236 0-472 0-708 0-46 1-435 15-504 268 0 1 0 3-1 5-6 15-69 148-455 148-406 0-812 0-1217 0-2 0-252 12-325-158-9-23-111-244-621-244-2 0-4 0-6 1-48 3-186-3-252-64-24-23-36-53-36-92-1-6-2-12-2-18 6-16-2-23 20-47z">
            <text:p/>
          </draw:path>
          <draw:path draw:style-name="gr1" draw:text-style-name="P1" draw:layer="layout" svg:width="1.581cm" svg:height="0.63cm" draw:transform="rotate (1.5707963267949) translate (3.97694133892681cm 4.59618137253673cm)" svg:viewBox="0 0 1582 631" svg:d="M1582 410c0 16-13 30-29 30-88 0-175 0-263 0-40 0-80 0-120 0-100 0-199 23-288 66-20 10-40 20-59 32-10 6-19 12-29 18-1 1-2 1-3 2-18 11-35 22-53 33-14 8-29 15-43 21-29 11-59 16-89 18-4 0-7 1-10 1-7 0-13 0-20 0-78 0-156 0-235 0-29 0-58 0-87 0-1 0-2 0-4 0-38 0-76 0-114 0-25 0-50 0-76 0-4 0-8-1-11-1-26-5-48-33-49-59v-1-1c0-26 0-53 0-79 0-60 0-121 0-181 0-23 18-48 48-66 23-13 53-22 88-24 4-1 9-1 13-1 6 0 11 0 17 1 14 1 28 3 42 7 6 1 11 3 16 4 10 3 20 6 30 9 14 4 28 8 41 12 9-28 17-55 25-83 5-16 13-31 21-46 43-73 128-122 222-122 18 0 35 3 52 6 32 6 62 18 88 34 37 23 68 55 88 93 0 1 1 2 1 3 14 29 29 59 43 88 28-18 55-35 83-53 35-23 79-35 125-35 79 0 150 36 177 89 17 33 34 65 51 98 28-24 56-48 84-72 25-21 61-33 99-33 32 0 61 9 84 23 27 17 44 41 44 68 0 2 0 4 0 6 0 32 0 63 0 95z">
            <text:p/>
          </draw:path>
        </draw:g>
        <draw:custom-shape draw:style-name="gr2" draw:text-style-name="P2" draw:layer="layout" svg:width="0.5cm" svg:height="0.5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25cm" svg:y="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2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251cm" svg:y="7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dddddd" draw:end-color="#b2b2b2" draw:start-intensity="100%" draw:end-intensity="100%" draw:angle="0deg" draw:border="0%"/>
    <draw:fill-image draw:name="Coffee_20_Beans" draw:display-name="Coffee Beans" xlink:href="Pictures/1000000000000200000002005B17109F1254B590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0:15:15.652873036</meta:creation-date>
    <dc:date>2024-04-22T20:35:02.498925800</dc:date>
    <meta:editing-duration>PT5M13S</meta:editing-duration>
    <meta:editing-cycles>4</meta:editing-cycles>
    <meta:generator>LibreOffice/7.5.3.2$MacOSX_X86_64 LibreOffice_project/9f56dff12ba03b9acd7730a5a481eea045e468f3</meta:generator>
    <meta:document-statistic meta:object-count="20"/>
  </office:meta>
</office:document-meta>
</file>